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style:font-name-asian="Times New Roman1" style:font-name-complex="Times New Roman1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bold" style:font-name-asian="Times New Roman1" style:font-weight-asian="bold" style:font-name-complex="Times New Roman1" style:font-weight-complex="bold"/>
    </style:style>
    <style:style style:name="T15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41cm" svg:height="0.69cm" draw:z-index="0"><draw:image xlink:href="../../odt/images/3064.png" xlink:type="simple" xlink:show="embed" xlink:actuate="onLoad"/></draw:frame></text:p>
          </table:table-cell>
          <table:table-cell table:style-name="Table1.B1" office:value-type="string">
            <text:h text:style-name="P4" text:outline-level="1">Векторное ИЛ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461cm" svg:height="1.161cm" draw:z-index="1"><draw:image xlink:href="../../odt/images/3064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5"><text:span text:style-name="T10">Блок является аналогом логического блока «ИЛИ»,</text:span><text:span text:style-name="T13"> </text:span><text:span text:style-name="T14">векторизован</text:span><text:span text:style-name="T13"> и </text:span><text:span text:style-name="T10">работает по следующему </text:span><text:span text:style-name="T13">алгоритму:</text:span></text:p>
            <text:p text:style-name="P6"><text:span text:style-name="T15"><draw:frame draw:style-name="fr3" draw:name="Объект7" text:anchor-type="as-char" svg:width="9.091cm" svg:height="1.393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5">,</text:span></text:p>
            <text:p text:style-name="P5"><text:span text:style-name="T11">где </text:span><text:span text:style-name="T11"><draw:frame draw:style-name="fr3" draw:name="Объект5" text:anchor-type="as-char" svg:width="1.087cm" svg:height="0.56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 – выходной </text:span><text:span text:style-name="T12">скалярный</text:span><text:span text:style-name="T11"> сигнал блока, <text:s/></text:span><text:span text:style-name="T11"><draw:frame draw:style-name="fr3" draw:name="Объект6" text:anchor-type="as-char" svg:width="1.461cm" svg:height="0.621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1">– </text:span><text:span text:style-name="T9">i-</text:span><text:span text:style-name="T11">ый элемент </text:span><text:span text:style-name="T9">j-</text:span><text:span text:style-name="T11">ого входного векторного сигнала.</text:span></text:p>
            <text:p text:style-name="P5"><text:span text:style-name="T14">Свойство</text:span><text:span text:style-name="T15">:</text:span></text:p>
            <text:list xml:id="list3824023361716625384" text:style-name="L1">
              <text:list-item>
                <text:p text:style-name="P7">Количество портов —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ое ИЛИ</dc:title>
    <dc:date>2014-12-01T18:46:57.21</dc:date>
    <meta:generator>OpenOffice/4.1.1$Win32 OpenOffice.org_project/411m6$Build-9775</meta:generator>
    <meta:editing-duration>PT1H22M27S</meta:editing-duration>
    <meta:editing-cycles>36</meta:editing-cycles>
    <meta:document-statistic meta:table-count="1" meta:image-count="2" meta:object-count="3" meta:page-count="1" meta:paragraph-count="11" meta:word-count="46" meta:character-count="310"/>
  </office:meta>
</office:document-meta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хотя</mi>
                    <mi mathvariant="italic">бы</mi>
                    <mi mathvariant="italic">один</mi>
                    <mi mathvariant="italic">из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все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хотя бы один из ~ u_{i,j}(t) = 1; #
alignl 0, ~ если все ~ u_{i,j}(t) = 0;  }
right none
</annotation>
  </semantics>
</math>
</file>